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79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8cm" svg:x="1.75cm" svg:y="1cm">
          <draw:glue-point draw:id="4" svg:x="0.25cm" svg:y="1.001cm" draw:align="top"/>
          <draw:glue-point draw:id="5" svg:x="0.25cm" svg:y="2.001cm" draw:align="top"/>
          <draw:glue-point draw:id="6" svg:x="0.25cm" svg:y="4.001cm" draw:align="top"/>
          <draw:glue-point draw:id="7" svg:x="0.25cm" svg:y="5.001cm" draw:align="top"/>
          <draw:glue-point draw:id="8" svg:x="0.25cm" svg:y="6.001cm" draw:align="top"/>
          <draw:glue-point draw:id="9" svg:x="0.25cm" svg:y="7.001cm" draw:align="top"/>
          <draw:glue-point draw:id="10" svg:x="0.25cm" svg:y="9.001cm" draw:align="top"/>
          <draw:glue-point draw:id="11" svg:x="0.25cm" svg:y="10.001cm" draw:align="top"/>
          <draw:glue-point draw:id="12" svg:x="0.25cm" svg:y="11.001cm" draw:align="top"/>
          <draw:glue-point draw:id="13" svg:x="0.25cm" svg:y="12.001cm" draw:align="top"/>
          <draw:glue-point draw:id="14" svg:x="0.25cm" svg:y="13.001cm" draw:align="top"/>
          <draw:glue-point draw:id="15" svg:x="0.25cm" svg:y="14.001cm" draw:align="top"/>
          <draw:glue-point draw:id="16" svg:x="0.25cm" svg:y="15.001cm" draw:align="top"/>
          <draw:glue-point draw:id="17" svg:x="0.25cm" svg:y="3.001cm" draw:align="top"/>
          <draw:glue-point draw:id="18" svg:x="0.25cm" svg:y="8.001cm" draw:align="top"/>
          <draw:glue-point draw:id="19" svg:x="-0.25cm" svg:y="1.001cm" draw:align="top"/>
          <draw:glue-point draw:id="20" svg:x="-0.25cm" svg:y="2.001cm" draw:align="top"/>
          <draw:glue-point draw:id="21" svg:x="-0.25cm" svg:y="3.001cm" draw:align="top"/>
          <draw:glue-point draw:id="22" svg:x="-0.25cm" svg:y="4.001cm" draw:align="top"/>
          <draw:glue-point draw:id="23" svg:x="-0.25cm" svg:y="5.001cm" draw:align="top"/>
          <draw:glue-point draw:id="24" svg:x="-0.25cm" svg:y="6.001cm" draw:align="top"/>
          <draw:glue-point draw:id="25" svg:x="-0.25cm" svg:y="7.001cm" draw:align="top"/>
          <draw:glue-point draw:id="26" svg:x="-0.25cm" svg:y="8.001cm" draw:align="top"/>
          <draw:glue-point draw:id="27" svg:x="-0.25cm" svg:y="9.001cm" draw:align="top"/>
          <draw:glue-point draw:id="28" svg:x="-0.25cm" svg:y="10.001cm" draw:align="top"/>
          <draw:glue-point draw:id="29" svg:x="-0.25cm" svg:y="11.001cm" draw:align="top"/>
          <draw:glue-point draw:id="30" svg:x="-0.25cm" svg:y="12.001cm" draw:align="top"/>
          <draw:glue-point draw:id="31" svg:x="-0.25cm" svg:y="13.001cm" draw:align="top"/>
          <draw:glue-point draw:id="32" svg:x="-0.25cm" svg:y="14.001cm" draw:align="top"/>
          <draw:glue-point draw:id="33" svg:x="-0.25cm" svg:y="15.001cm" draw:align="top"/>
          <draw:glue-point draw:id="34" svg:x="0.25cm" svg:y="0.253cm" draw:align="top"/>
          <draw:glue-point draw:id="35" svg:x="0.25cm" svg:y="0.502cm" draw:align="top"/>
          <draw:glue-point draw:id="36" svg:x="0.25cm" svg:y="0.752cm" draw:align="top"/>
          <draw:glue-point draw:id="37" svg:x="0.25cm" svg:y="1.253cm" draw:align="top"/>
          <draw:glue-point draw:id="38" svg:x="0.25cm" svg:y="1.502cm" draw:align="top"/>
          <draw:glue-point draw:id="39" svg:x="0.25cm" svg:y="1.752cm" draw:align="top"/>
          <draw:glue-point draw:id="40" svg:x="0.25cm" svg:y="2.253cm" draw:align="top"/>
          <draw:glue-point draw:id="41" svg:x="0.25cm" svg:y="2.503cm" draw:align="top"/>
          <draw:glue-point draw:id="42" svg:x="0.25cm" svg:y="2.752cm" draw:align="top"/>
          <draw:glue-point draw:id="43" svg:x="0.25cm" svg:y="3.253cm" draw:align="top"/>
          <draw:glue-point draw:id="44" svg:x="0.25cm" svg:y="3.503cm" draw:align="top"/>
          <draw:glue-point draw:id="45" svg:x="0.25cm" svg:y="3.752cm" draw:align="top"/>
          <draw:glue-point draw:id="46" svg:x="0.25cm" svg:y="0cm" draw:align="top"/>
          <draw:glue-point draw:id="47" svg:x="-0.25cm" svg:y="0.253cm" draw:align="top"/>
          <draw:glue-point draw:id="48" svg:x="-0.25cm" svg:y="0.502cm" draw:align="top"/>
          <draw:glue-point draw:id="49" svg:x="-0.25cm" svg:y="0.002cm" draw:align="top"/>
          <draw:glue-point draw:id="50" svg:x="-0.25cm" svg:y="0.752cm" draw:align="top"/>
          <draw:glue-point draw:id="51" svg:x="-0.25cm" svg:y="1.253cm" draw:align="top"/>
          <draw:glue-point draw:id="52" svg:x="-0.25cm" svg:y="1.502cm" draw:align="top"/>
          <draw:glue-point draw:id="53" svg:x="-0.25cm" svg:y="1.752cm" draw:align="top"/>
          <draw:glue-point draw:id="54" svg:x="-0.25cm" svg:y="2.253cm" draw:align="top"/>
          <draw:glue-point draw:id="55" svg:x="-0.25cm" svg:y="2.503cm" draw:align="top"/>
          <draw:glue-point draw:id="56" svg:x="-0.25cm" svg:y="2.752cm" draw:align="top"/>
          <draw:glue-point draw:id="57" svg:x="-0.25cm" svg:y="3.503cm" draw:align="top"/>
          <draw:glue-point draw:id="58" svg:x="-0.25cm" svg:y="3.752cm" draw:align="top"/>
          <draw:glue-point draw:id="59" svg:x="-0.25cm" svg:y="4.253cm" draw:align="top"/>
          <draw:glue-point draw:id="60" svg:x="-0.25cm" svg:y="4.503cm" draw:align="top"/>
          <draw:glue-point draw:id="61" svg:x="0.25cm" svg:y="4.253cm" draw:align="top"/>
          <draw:glue-point draw:id="62" svg:x="0.25cm" svg:y="4.503cm" draw:align="top"/>
          <draw:glue-point draw:id="63" svg:x="0.25cm" svg:y="4.752cm" draw:align="top"/>
          <draw:glue-point draw:id="64" svg:x="-0.25cm" svg:y="4.752cm" draw:align="top"/>
          <draw:glue-point draw:id="65" svg:x="-0.25cm" svg:y="5.252cm" draw:align="top"/>
          <draw:glue-point draw:id="66" svg:x="0.25cm" svg:y="5.252cm" draw:align="top"/>
          <draw:glue-point draw:id="67" svg:x="-0.25cm" svg:y="5.503cm" draw:align="top"/>
          <draw:glue-point draw:id="68" svg:x="0.25cm" svg:y="5.503cm" draw:align="top"/>
          <draw:glue-point draw:id="69" svg:x="-0.25cm" svg:y="5.752cm" draw:align="top"/>
          <draw:glue-point draw:id="70" svg:x="0.25cm" svg:y="5.752cm" draw:align="top"/>
          <draw:glue-point draw:id="71" svg:x="-0.25cm" svg:y="6.252cm" draw:align="top"/>
          <draw:glue-point draw:id="72" svg:x="0.25cm" svg:y="6.252cm" draw:align="top"/>
          <draw:glue-point draw:id="73" svg:x="-0.25cm" svg:y="6.503cm" draw:align="top"/>
          <draw:glue-point draw:id="74" svg:x="0.25cm" svg:y="6.503cm" draw:align="top"/>
          <draw:glue-point draw:id="75" svg:x="-0.25cm" svg:y="6.752cm" draw:align="top"/>
          <draw:glue-point draw:id="76" svg:x="0.25cm" svg:y="6.752cm" draw:align="top"/>
          <draw:glue-point draw:id="77" svg:x="-0.25cm" svg:y="7.252cm" draw:align="top"/>
          <draw:glue-point draw:id="78" svg:x="0.25cm" svg:y="7.252cm" draw:align="top"/>
          <draw:glue-point draw:id="79" svg:x="-0.25cm" svg:y="7.503cm" draw:align="top"/>
          <draw:glue-point draw:id="80" svg:x="0.25cm" svg:y="7.503cm" draw:align="top"/>
          <draw:glue-point draw:id="81" svg:x="-0.25cm" svg:y="7.752cm" draw:align="top"/>
          <draw:glue-point draw:id="82" svg:x="0.25cm" svg:y="7.752cm" draw:align="top"/>
          <draw:glue-point draw:id="83" svg:x="-0.25cm" svg:y="8.249cm" draw:align="top"/>
          <draw:glue-point draw:id="84" svg:x="0.25cm" svg:y="8.249cm" draw:align="top"/>
          <draw:glue-point draw:id="85" svg:x="-0.25cm" svg:y="8.5cm" draw:align="top"/>
          <draw:glue-point draw:id="86" svg:x="0.25cm" svg:y="8.5cm" draw:align="top"/>
          <draw:glue-point draw:id="87" svg:x="-0.25cm" svg:y="8.75cm" draw:align="top"/>
          <draw:glue-point draw:id="88" svg:x="0.25cm" svg:y="8.75cm" draw:align="top"/>
          <draw:glue-point draw:id="89" svg:x="-0.25cm" svg:y="9.249cm" draw:align="top"/>
          <draw:glue-point draw:id="90" svg:x="-0.25cm" svg:y="9.5cm" draw:align="top"/>
          <draw:glue-point draw:id="91" svg:x="-0.25cm" svg:y="9.75cm" draw:align="top"/>
          <draw:glue-point draw:id="92" svg:x="-0.25cm" svg:y="10.249cm" draw:align="top"/>
          <draw:glue-point draw:id="93" svg:x="-0.25cm" svg:y="10.5cm" draw:align="top"/>
          <draw:glue-point draw:id="94" svg:x="-0.25cm" svg:y="10.75cm" draw:align="top"/>
          <draw:glue-point draw:id="95" svg:x="-0.25cm" svg:y="11.249cm" draw:align="top"/>
          <draw:glue-point draw:id="96" svg:x="-0.25cm" svg:y="11.499cm" draw:align="top"/>
          <draw:glue-point draw:id="97" svg:x="-0.25cm" svg:y="11.75cm" draw:align="top"/>
          <draw:glue-point draw:id="98" svg:x="-0.25cm" svg:y="12.249cm" draw:align="top"/>
          <draw:glue-point draw:id="99" svg:x="-0.25cm" svg:y="12.499cm" draw:align="top"/>
          <draw:glue-point draw:id="100" svg:x="-0.25cm" svg:y="12.75cm" draw:align="top"/>
          <draw:glue-point draw:id="101" svg:x="-0.25cm" svg:y="13.249cm" draw:align="top"/>
          <draw:glue-point draw:id="102" svg:x="-0.25cm" svg:y="13.499cm" draw:align="top"/>
          <draw:glue-point draw:id="103" svg:x="-0.25cm" svg:y="13.75cm" draw:align="top"/>
          <draw:glue-point draw:id="104" svg:x="-0.25cm" svg:y="14.249cm" draw:align="top"/>
          <draw:glue-point draw:id="105" svg:x="-0.25cm" svg:y="14.499cm" draw:align="top"/>
          <draw:glue-point draw:id="106" svg:x="-0.25cm" svg:y="14.75cm" draw:align="top"/>
          <draw:glue-point draw:id="107" svg:x="-0.25cm" svg:y="15.25cm" draw:align="top"/>
          <draw:glue-point draw:id="108" svg:x="-0.25cm" svg:y="15.499cm" draw:align="top"/>
          <draw:glue-point draw:id="109" svg:x="-0.25cm" svg:y="15.75cm" draw:align="top"/>
          <draw:glue-point draw:id="110" svg:x="-0.25cm" svg:y="16cm" draw:align="top"/>
          <draw:glue-point draw:id="111" svg:x="0.25cm" svg:y="9.249cm" draw:align="top"/>
          <draw:glue-point draw:id="112" svg:x="0.25cm" svg:y="9.5cm" draw:align="top"/>
          <draw:glue-point draw:id="113" svg:x="0.25cm" svg:y="9.75cm" draw:align="top"/>
          <draw:glue-point draw:id="114" svg:x="0.25cm" svg:y="10.249cm" draw:align="top"/>
          <draw:glue-point draw:id="115" svg:x="0.25cm" svg:y="10.5cm" draw:align="top"/>
          <draw:glue-point draw:id="116" svg:x="0.25cm" svg:y="10.75cm" draw:align="top"/>
          <draw:glue-point draw:id="117" svg:x="0.25cm" svg:y="11.249cm" draw:align="top"/>
          <draw:glue-point draw:id="118" svg:x="0.25cm" svg:y="11.499cm" draw:align="top"/>
          <draw:glue-point draw:id="119" svg:x="0.25cm" svg:y="11.75cm" draw:align="top"/>
          <draw:glue-point draw:id="120" svg:x="0.25cm" svg:y="12.249cm" draw:align="top"/>
          <draw:glue-point draw:id="121" svg:x="0.25cm" svg:y="12.499cm" draw:align="top"/>
          <draw:glue-point draw:id="122" svg:x="0.25cm" svg:y="12.75cm" draw:align="top"/>
          <draw:glue-point draw:id="123" svg:x="0.25cm" svg:y="13.249cm" draw:align="top"/>
          <draw:glue-point draw:id="124" svg:x="0.25cm" svg:y="13.499cm" draw:align="top"/>
          <draw:glue-point draw:id="125" svg:x="0.25cm" svg:y="13.75cm" draw:align="top"/>
          <draw:glue-point draw:id="126" svg:x="0.25cm" svg:y="14.249cm" draw:align="top"/>
          <draw:glue-point draw:id="127" svg:x="0.25cm" svg:y="14.499cm" draw:align="top"/>
          <draw:glue-point draw:id="128" svg:x="0.25cm" svg:y="14.75cm" draw:align="top"/>
          <draw:glue-point draw:id="129" svg:x="0.25cm" svg:y="15.25cm" draw:align="top"/>
          <draw:glue-point draw:id="130" svg:x="0.25cm" svg:y="15.499cm" draw:align="top"/>
          <draw:glue-point draw:id="131" svg:x="0.25cm" svg:y="15.75cm" draw:align="top"/>
          <draw:glue-point draw:id="132" svg:x="0.25cm" svg:y="16cm" draw:align="top"/>
          <draw:glue-point draw:id="133" svg:x="-0.25cm" svg:y="16.249cm" draw:align="top"/>
          <draw:glue-point draw:id="134" svg:x="-0.25cm" svg:y="16.5cm" draw:align="top"/>
          <draw:glue-point draw:id="135" svg:x="-0.25cm" svg:y="16.748cm" draw:align="top"/>
          <draw:glue-point draw:id="136" svg:x="-0.25cm" svg:y="16.999cm" draw:align="top"/>
          <draw:glue-point draw:id="137" svg:x="-0.25cm" svg:y="17.25cm" draw:align="top"/>
          <draw:glue-point draw:id="138" svg:x="-0.25cm" svg:y="17.5cm" draw:align="top"/>
          <draw:glue-point draw:id="139" svg:x="-0.25cm" svg:y="17.749cm" draw:align="top"/>
          <draw:glue-point draw:id="140" svg:x="-0.25cm" svg:y="18cm" draw:align="top"/>
          <draw:glue-point draw:id="141" svg:x="-0.25cm" svg:y="18.25cm" draw:align="top"/>
          <draw:glue-point draw:id="142" svg:x="-0.25cm" svg:y="18.499cm" draw:align="top"/>
          <draw:glue-point draw:id="143" svg:x="-0.25cm" svg:y="18.749cm" draw:align="top"/>
          <draw:glue-point draw:id="144" svg:x="-0.25cm" svg:y="19cm" draw:align="top"/>
          <draw:glue-point draw:id="145" svg:x="0.25cm" svg:y="16.249cm" draw:align="top"/>
          <draw:glue-point draw:id="146" svg:x="0.25cm" svg:y="16.5cm" draw:align="top"/>
          <draw:glue-point draw:id="147" svg:x="0.25cm" svg:y="16.748cm" draw:align="top"/>
          <draw:glue-point draw:id="148" svg:x="0.25cm" svg:y="16.999cm" draw:align="top"/>
          <draw:glue-point draw:id="149" svg:x="0.25cm" svg:y="17.25cm" draw:align="top"/>
          <draw:glue-point draw:id="150" svg:x="0.25cm" svg:y="17.5cm" draw:align="top"/>
          <draw:glue-point draw:id="151" svg:x="0.25cm" svg:y="17.749cm" draw:align="top"/>
          <draw:glue-point draw:id="152" svg:x="0.25cm" svg:y="18cm" draw:align="top"/>
          <draw:glue-point draw:id="153" svg:x="0.25cm" svg:y="18.25cm" draw:align="top"/>
          <draw:glue-point draw:id="154" svg:x="0.25cm" svg:y="18.499cm" draw:align="top"/>
          <draw:glue-point draw:id="155" svg:x="0.25cm" svg:y="18.749cm" draw:align="top"/>
          <draw:glue-point draw:id="156" svg:x="0.25cm" svg:y="19cm" draw:align="top"/>
          <draw:glue-point draw:id="157" svg:x="-0.25cm" svg:y="19.249cm" draw:align="top"/>
          <draw:glue-point draw:id="158" svg:x="0.25cm" svg:y="19.249cm" draw:align="top"/>
          <draw:glue-point draw:id="159" svg:x="-0.25cm" svg:y="19.499cm" draw:align="top"/>
          <draw:glue-point draw:id="160" svg:x="0.25cm" svg:y="19.499cm" draw:align="top"/>
          <draw:glue-point draw:id="161" svg:x="-0.25cm" svg:y="19.75cm" draw:align="top"/>
          <draw:glue-point draw:id="162" svg:x="0.25cm" svg:y="19.75cm" draw:align="top"/>
          <draw:glue-point draw:id="163" svg:x="-0.25cm" svg:y="19.998cm" draw:align="top"/>
          <draw:glue-point draw:id="164" svg:x="0.25cm" svg:y="19.998cm" draw:align="top"/>
          <draw:glue-point draw:id="165" svg:x="-0.25cm" svg:y="20.249cm" draw:align="top"/>
          <draw:glue-point draw:id="166" svg:x="0.25cm" svg:y="20.249cm" draw:align="top"/>
          <draw:glue-point draw:id="167" svg:x="-0.25cm" svg:y="20.5cm" draw:align="top"/>
          <draw:glue-point draw:id="168" svg:x="0.25cm" svg:y="20.5cm" draw:align="top"/>
          <draw:glue-point draw:id="169" svg:x="-0.25cm" svg:y="20.748cm" draw:align="top"/>
          <draw:glue-point draw:id="170" svg:x="0.25cm" svg:y="20.748cm" draw:align="top"/>
          <draw:glue-point draw:id="171" svg:x="-0.25cm" svg:y="20.999cm" draw:align="top"/>
          <draw:glue-point draw:id="172" svg:x="0.25cm" svg:y="20.999cm" draw:align="top"/>
          <draw:glue-point draw:id="173" svg:x="-0.25cm" svg:y="21.25cm" draw:align="top"/>
          <draw:glue-point draw:id="174" svg:x="0.25cm" svg:y="21.25cm" draw:align="top"/>
          <draw:glue-point draw:id="175" svg:x="-0.25cm" svg:y="21.5cm" draw:align="top"/>
          <draw:glue-point draw:id="176" svg:x="0.25cm" svg:y="21.5cm" draw:align="top"/>
          <draw:glue-point draw:id="177" svg:x="-0.25cm" svg:y="21.749cm" draw:align="top"/>
          <draw:glue-point draw:id="178" svg:x="0.25cm" svg:y="21.749cm" draw:align="top"/>
          <draw:glue-point draw:id="179" svg:x="-0.25cm" svg:y="21.999cm" draw:align="top"/>
          <draw:glue-point draw:id="180" svg:x="0.25cm" svg:y="21.999cm" draw:align="top"/>
          <draw:glue-point draw:id="181" svg:x="-0.25cm" svg:y="22.25cm" draw:align="top"/>
          <draw:glue-point draw:id="182" svg:x="0.25cm" svg:y="22.25cm" draw:align="top"/>
          <draw:glue-point draw:id="183" svg:x="-0.25cm" svg:y="22.499cm" draw:align="top"/>
          <draw:glue-point draw:id="184" svg:x="0.25cm" svg:y="22.499cm" draw:align="top"/>
          <draw:glue-point draw:id="185" svg:x="-0.25cm" svg:y="22.749cm" draw:align="top"/>
          <draw:glue-point draw:id="186" svg:x="0.25cm" svg:y="22.749cm" draw:align="top"/>
          <draw:glue-point draw:id="187" svg:x="-0.25cm" svg:y="23cm" draw:align="top"/>
          <draw:glue-point draw:id="188" svg:x="0.25cm" svg:y="23cm" draw:align="top"/>
          <draw:glue-point draw:id="189" svg:x="-0.25cm" svg:y="23.249cm" draw:align="top"/>
          <draw:glue-point draw:id="190" svg:x="-0.25cm" svg:y="23.498cm" draw:align="top"/>
          <draw:glue-point draw:id="191" svg:x="-0.25cm" svg:y="23.748cm" draw:align="top"/>
          <draw:glue-point draw:id="192" svg:x="-0.25cm" svg:y="23.997cm" draw:align="top"/>
          <draw:glue-point draw:id="193" svg:x="-0.25cm" svg:y="24.247cm" draw:align="top"/>
          <draw:glue-point draw:id="194" svg:x="-0.25cm" svg:y="24.499cm" draw:align="top"/>
          <draw:glue-point draw:id="195" svg:x="-0.25cm" svg:y="24.749cm" draw:align="top"/>
          <draw:glue-point draw:id="196" svg:x="-0.25cm" svg:y="24.998cm" draw:align="top"/>
          <draw:glue-point draw:id="197" svg:x="-0.25cm" svg:y="25.247cm" draw:align="top"/>
          <draw:glue-point draw:id="198" svg:x="-0.25cm" svg:y="25.497cm" draw:align="top"/>
          <draw:glue-point draw:id="199" svg:x="-0.25cm" svg:y="25.749cm" draw:align="top"/>
          <draw:glue-point draw:id="200" svg:x="-0.25cm" svg:y="25.999cm" draw:align="top"/>
          <draw:glue-point draw:id="201" svg:x="-0.25cm" svg:y="26.248cm" draw:align="top"/>
          <draw:glue-point draw:id="202" svg:x="-0.25cm" svg:y="26.498cm" draw:align="top"/>
          <draw:glue-point draw:id="203" svg:x="-0.25cm" svg:y="26.747cm" draw:align="top"/>
          <draw:glue-point draw:id="204" svg:x="-0.25cm" svg:y="26.997cm" draw:align="top"/>
          <draw:glue-point draw:id="205" svg:x="-0.25cm" svg:y="27.249cm" draw:align="top"/>
          <draw:glue-point draw:id="206" svg:x="-0.25cm" svg:y="27.499cm" draw:align="top"/>
          <draw:glue-point draw:id="207" svg:x="-0.25cm" svg:y="27.748cm" draw:align="top"/>
          <draw:glue-point draw:id="208" svg:x="-0.25cm" svg:y="27.998cm" draw:align="top"/>
          <draw:glue-point draw:id="209" svg:x="-0.25cm" svg:y="28.247cm" draw:align="top"/>
          <draw:glue-point draw:id="210" svg:x="-0.25cm" svg:y="28.497cm" draw:align="top"/>
          <draw:glue-point draw:id="211" svg:x="-0.25cm" svg:y="28.75cm" draw:align="top"/>
          <draw:glue-point draw:id="212" svg:x="-0.25cm" svg:y="28.999cm" draw:align="top"/>
          <draw:glue-point draw:id="213" svg:x="-0.25cm" svg:y="29.248cm" draw:align="top"/>
          <draw:glue-point draw:id="214" svg:x="-0.25cm" svg:y="29.498cm" draw:align="top"/>
          <draw:glue-point draw:id="215" svg:x="-0.25cm" svg:y="29.7cm" draw:align="top"/>
          <draw:glue-point draw:id="216" svg:x="0.25cm" svg:y="29.7cm" draw:align="top"/>
          <draw:glue-point draw:id="217" svg:x="0.25cm" svg:y="29.498cm" draw:align="top"/>
          <draw:glue-point draw:id="218" svg:x="0.25cm" svg:y="29.248cm" draw:align="top"/>
          <draw:glue-point draw:id="219" svg:x="0.25cm" svg:y="28.999cm" draw:align="top"/>
          <draw:glue-point draw:id="220" svg:x="0.25cm" svg:y="28.749cm" draw:align="top"/>
          <draw:glue-point draw:id="221" svg:x="0.25cm" svg:y="28.497cm" draw:align="top"/>
          <draw:glue-point draw:id="222" svg:x="0.25cm" svg:y="28.247cm" draw:align="top"/>
          <draw:glue-point draw:id="223" svg:x="0.25cm" svg:y="27.998cm" draw:align="top"/>
          <draw:glue-point draw:id="224" svg:x="0.25cm" svg:y="27.748cm" draw:align="top"/>
          <draw:glue-point draw:id="225" svg:x="0.25cm" svg:y="27.499cm" draw:align="top"/>
          <draw:glue-point draw:id="226" svg:x="0.25cm" svg:y="27.249cm" draw:align="top"/>
          <draw:glue-point draw:id="227" svg:x="0.25cm" svg:y="23.249cm" draw:align="top"/>
          <draw:glue-point draw:id="228" svg:x="0.25cm" svg:y="23.498cm" draw:align="top"/>
          <draw:glue-point draw:id="229" svg:x="0.25cm" svg:y="23.748cm" draw:align="top"/>
          <draw:glue-point draw:id="230" svg:x="0.25cm" svg:y="23.997cm" draw:align="top"/>
          <draw:glue-point draw:id="231" svg:x="0.25cm" svg:y="24.247cm" draw:align="top"/>
          <draw:glue-point draw:id="232" svg:x="0.25cm" svg:y="24.499cm" draw:align="top"/>
          <draw:glue-point draw:id="233" svg:x="0.25cm" svg:y="24.749cm" draw:align="top"/>
          <draw:glue-point draw:id="234" svg:x="0.25cm" svg:y="24.998cm" draw:align="top"/>
          <draw:glue-point draw:id="235" svg:x="0.25cm" svg:y="25.247cm" draw:align="top"/>
          <draw:glue-point draw:id="236" svg:x="0.25cm" svg:y="25.497cm" draw:align="top"/>
          <draw:glue-point draw:id="237" svg:x="0.25cm" svg:y="25.749cm" draw:align="top"/>
          <draw:glue-point draw:id="238" svg:x="0.25cm" svg:y="25.999cm" draw:align="top"/>
          <draw:glue-point draw:id="239" svg:x="0.25cm" svg:y="26.248cm" draw:align="top"/>
          <draw:glue-point draw:id="240" svg:x="0.25cm" svg:y="26.498cm" draw:align="top"/>
          <draw:glue-point draw:id="241" svg:x="0.25cm" svg:y="26.747cm" draw:align="top"/>
          <draw:glue-point draw:id="242" svg:x="0.25cm" svg:y="26.997cm" draw:align="top"/>
          <draw:glue-point draw:id="243" svg:x="-0.25cm" svg:y="3.251cm" draw:align="top"/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F. Velez</meta:initial-creator>
    <meta:creation-date>2025-03-15T13:28:22.730897053</meta:creation-date>
    <dc:date>2025-03-15T13:29:41.818513144</dc:date>
    <dc:creator>Jose F. Velez</dc:creator>
    <meta:editing-duration>PT1M19S</meta:editing-duration>
    <meta:editing-cycles>1</meta:editing-cycles>
    <meta:document-statistic meta:object-count="1"/>
    <meta:generator>LibreOffice/24.8.5.2$Linux_X86_64 LibreOffice_project/480$Build-2</meta:generator>
  </office:meta>
</office:document-meta>
</file>